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, sans-serif"/>
    <style:font-face style:name="Helvetica1" svg:font-family="Helvetica"/>
    <style:font-face style:name="OpenSymbol" svg:font-family="OpenSymbol"/>
    <style:font-face style:name="Tahoma1" svg:font-family="Tahoma"/>
    <style:font-face style:name="Verdana" svg:font-family="Verdana"/>
    <style:font-face style:name="tahoma" svg:font-family="tahoma, sans-serif"/>
    <style:font-face style:name="Arial2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Heading_20_11">
      <style:paragraph-properties fo:margin-left="0in" fo:margin-right="0in" fo:text-indent="0in" style:auto-text-indent="false"/>
      <style:text-properties fo:color="#073763" style:font-name="Times New Roman" fo:font-size="10pt" style:font-size-asian="10pt" style:font-size-complex="10pt"/>
    </style:style>
    <style:style style:name="P2" style:family="paragraph" style:parent-style-name="Body">
      <style:paragraph-properties fo:margin-left="0in" fo:margin-right="0in" fo:text-align="justify" style:justify-single-word="false" fo:text-indent="0in" style:auto-text-indent="false"/>
      <style:text-properties style:font-name="Times New Roman" fo:font-size="15pt" style:font-size-asian="15pt" style:font-size-complex="15pt"/>
    </style:style>
    <style:style style:name="P3" style:family="paragraph" style:parent-style-name="Text_20_body">
      <style:paragraph-properties fo:margin-top="0in" fo:margin-bottom="0in"/>
    </style:style>
    <style:style style:name="P4" style:family="paragraph" style:parent-style-name="Standard">
      <style:text-properties fo:font-size="9pt"/>
    </style:style>
    <style:style style:name="P5" style:family="paragraph" style:parent-style-name="Standard">
      <style:text-properties fo:color="#073763" style:font-name="tahoma"/>
    </style:style>
    <style:style style:name="P6" style:family="paragraph" style:parent-style-name="Standard">
      <style:text-properties fo:color="#073763" style:font-name="tahoma" fo:font-size="9pt"/>
    </style:style>
    <style:style style:name="P7" style:family="paragraph" style:parent-style-name="Standard">
      <style:text-properties fo:color="#073763" style:font-name="tahoma" fo:font-size="15pt" style:font-size-asian="15pt" style:font-size-complex="15pt"/>
    </style:style>
    <style:style style:name="P8" style:family="paragraph" style:parent-style-name="Standard">
      <style:text-properties fo:color="#073763" style:font-name="Times New Roman" fo:font-size="15pt" style:font-size-asian="15pt" style:font-size-complex="15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1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1"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Heading_20_11">
      <style:paragraph-properties fo:text-align="justify" style:justify-single-word="false"/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26" style:family="paragraph" style:parent-style-name="Standard">
      <style:text-properties fo:color="#073763" style:font-name="tahoma" fo:font-size="15pt" fo:font-weight="bold" style:font-size-asian="15pt" style:font-size-complex="15pt"/>
    </style:style>
    <style:style style:name="P27" style:family="paragraph" style:parent-style-name="Standard">
      <style:text-properties fo:color="#073763" style:font-name="tahoma" fo:font-size="15pt" style:font-size-asian="15pt" style:font-size-complex="15pt"/>
    </style:style>
    <style:style style:name="P28" style:family="paragraph" style:parent-style-name="Standard">
      <style:text-properties fo:color="#073763" style:font-name="tahoma" fo:font-size="9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30" style:family="paragraph" style:parent-style-name="Heading_20_11">
      <style:paragraph-properties fo:text-align="justify" style:justify-single-word="false"/>
    </style:style>
    <style:style style:name="P31" style:family="paragraph" style:parent-style-name="Body">
      <style:paragraph-properties fo:margin-left="0in" fo:margin-right="0in" fo:text-align="justify" style:justify-single-word="false" fo:text-indent="0in" style:auto-text-indent="false"/>
      <style:text-properties style:font-name="Times New Roman" fo:font-size="15pt" style:font-size-asian="15pt" style:font-size-complex="15pt"/>
    </style:style>
    <style:style style:name="T1" style:family="text">
      <style:text-properties fo:color="#073763" style:font-name="tahoma"/>
    </style:style>
    <style:style style:name="T2" style:family="text">
      <style:text-properties fo:color="#073763" style:font-name="tahoma" fo:font-size="15pt" fo:font-weight="bold" style:font-size-asian="15pt" style:font-size-complex="15pt"/>
    </style:style>
    <style:style style:name="T3" style:family="text">
      <style:text-properties fo:color="#073763" style:font-name="tahoma" fo:font-size="15pt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size-complex="15pt"/>
    </style:style>
    <style:style style:name="T6" style:family="text">
      <style:text-properties fo:font-size="9pt"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obogals Science Challenge 2015<text:span text:style-name="T6"><text:line-break/></text:span><text:span text:style-name="T6"><text:line-break/></text:span><text:span text:style-name="T5">Details in description box under YouTube video:</text:span></text:p>
      <text:p text:style-name="P7">- Name of participants: Kaya Dahlke and Sophie Ogilvy</text:p>
      <text:p text:style-name="P7"><text:line-break/>- Age category: 9-12 years</text:p>
      <text:p text:style-name="P7"><text:line-break/>- Area of science, engineering or technology: medicine, anatomy and physiology, computer engineering</text:p>
      <text:p text:style-name="P7"><text:line-break/>- Project title: Finding a Cure for Heart Disease</text:p>
      <text:p text:style-name="P10"><text:span text:style-name="T1"><text:line-break/>- Answers to the written questionnaire</text:span>:</text:p>
      <text:p text:style-name="P13">1.) Why did you choose this project?</text:p>
      <text:p text:style-name="P16"/>
      <text:p text:style-name="P19">We want to help cure heart disease. We are interested in medicine, science and programming. So after lots of research we decided to do a project on plaque.</text:p>
      <text:p text:style-name="P18"/>
      <text:p text:style-name="P12"/>
      <text:p text:style-name="P13">2.) What did you enjoy most about the project?</text:p>
      <text:p text:style-name="P16"/>
      <text:p text:style-name="P12">I enjoyed learning to use blender to create and animate the artery with and without plaque as well as the blood cells, I also liked to research the heart and draw risk factors. </text:p>
      <text:p text:style-name="P12"/>
      <text:p text:style-name="P12"/>
      <text:p text:style-name="P13">3.) What have you learnt from the project?</text:p>
      <text:p text:style-name="P16"/>
      <text:p text:style-name="P12">I learnt how to use Blender, how to program in HTML 5 and CSS 3, how to use Unity, as well as new facts about the heart. <text:s/></text:p>
      <text:p text:style-name="P12"/>
      <text:p text:style-name="P12"/>
      <text:p text:style-name="P13">4.) How did your parent or mentor help you?</text:p>
      <text:p text:style-name="P14"/>
      <text:p text:style-name="P12">Our mentor helped with our movie, <text:s/>finding resources and giving advice.</text:p>
      <text:p text:style-name="P12"/>
      <text:p text:style-name="P12"/>
      <text:p text:style-name="P13">5.) Engineering applications</text:p>
      <text:p text:style-name="P30"/>
      <text:p text:style-name="P29"><text:span text:style-name="T7">Firstly, our virtual artery model can be used in medical settings, hospitals or </text:span><text:soft-page-break/><text:span text:style-name="T7">doctors offices for example, to educate patients as well as in schools to teach students.</text:span></text:p>
      <text:p text:style-name="P24"/>
      <text:p text:style-name="P22">Secondly, our virtual artery plaque system can also be used by<text:span text:style-name="T8"> </text:span>medical engineers to try out cures for heart disease. </text:p>
      <text:p text:style-name="P11"/>
      <text:p text:style-name="P10"/>
      <text:p text:style-name="P17">6.) Briefly explain the scientific theories behind the project; <text:s/>why you chose this method and equipment; and whether the experiment is repeatable and why;</text:p>
      <text:p text:style-name="P8"/>
      <text:p text:style-name="P11">We developed a virtual heart artery model to help finding a cure for heart disease.</text:p>
      <text:p text:style-name="P15"/>
      <text:p text:style-name="P11">The heart is a very strong muscle, about the size of your fist. It continuously pumps blood around the body. <text:s/>Atherosclerosis is <text:s/>a condition were plaque builds up in the coronary arteries. Plaque is a <text:s/>fatty, waxy substance. It can build up in artery walls and cause many circulatory diseases. </text:p>
      <text:p text:style-name="P15"/>
      <text:p text:style-name="P11">Atherosclerosis is the number one killer in developed countries.</text:p>
      <text:p text:style-name="P9"><text:bookmark-start text:name="_Toc288134844"/><text:s text:c="2"/><text:bookmark-end text:name="_Toc288134844"/><text:bookmark-start text:name="_Toc288134845"/></text:p>
      <text:p text:style-name="P2">We used blender because it is a 3D animation program and was exactly what we wanted to make an artery with and without plaque as well as blood cells. We used unity and C# because... <text:s text:c="2"/>HTML 5 and CSS 3 was used to make our heart website...</text:p>
      <text:p text:style-name="P2"/>
      <text:p text:style-name="P2">First we made an artery with and without plaque plus blood cells, next we imported all of it into the game engine Unity, where we used the programming language C# to simulate the blood flow. We put in the plaque and compare the blood flow results with and without plaque and calculated their mean and standard deviation. </text:p>
      <text:p text:style-name="P2"/>
      <text:p text:style-name="P2">Then we used the artery containing plaque to conduct experiments. We simulated various treatments of atherosclerosis such as a bypass, sucked out the plaque, did balloon angioplasty with and without a stent as well as cut out the part of the artery with the plaque and sutured it up again....????? <text:s/></text:p>
      <text:p text:style-name="P2">After that we compared the treated artery, the untreated plaque artery and the healthy artery again by measuring their blood flows.</text:p>
      <text:p text:style-name="P1"><text:bookmark-end text:name="_Toc288134845"/></text:p>
      <text:p text:style-name="P8">Our experiments can be repeated easily because they were conducted in a <text:s/>virtual system.</text:p>
      <text:p text:style-name="P6"/>
      <text:p text:style-name="P6"/>
      <text:p text:style-name="P6"><text:soft-page-break/></text:p>
      <text:p text:style-name="P7">Tags: robogals, robogalssciencechallenge, scichalAU, scichal2015</text:p>
      <text:p text:style-name="P4"/>
      <text:p text:style-name="P26"/>
      <text:p text:style-name="P26"/>
      <text:p text:style-name="Standard"><text:span text:style-name="T2">Details to send to me </text:span><text:span text:style-name="T3">(</text:span><text:a xlink:type="simple" xlink:href="https://3c.web.de/mail/client/mail/mailto;jsessionid=7A0F46E5E652BEC53602F0B51AA617DD-n4.bs15b?to=scichal%40robogals.org" office:target-frame-name="_parent" xlink:show="replace"><text:span text:style-name="T4">scichal@robogals.org</text:span></text:a><text:span text:style-name="T3">)</text:span></text:p>
      <text:p text:style-name="P7">- Name of participant(s): Kaya Dahlke and Sophie Ogilvy</text:p>
      <text:p text:style-name="P7">- Age category: 9-12 years<text:line-break/>- Project title: Finding a Cure for Heart Disease</text:p>
      <text:p text:style-name="P7">- Link to video entry on YouTube</text:p>
      <text:p text:style-name="P7"/>
      <text:p text:style-name="P7">if needed, this is my school:</text:p>
      <text:p text:style-name="P7">home school, 190 Beach Street, Coogee, NSW 2034</text:p>
      <text:p text:style-name="P6"><text:line-break/></text:p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sans-serif"/>
    <style:font-face style:name="Helvetica1" svg:font-family="Helvetica"/>
    <style:font-face style:name="OpenSymbol" svg:font-family="OpenSymbol"/>
    <style:font-face style:name="Tahoma1" svg:font-family="Tahoma"/>
    <style:font-face style:name="Verdana" svg:font-family="Verdana"/>
    <style:font-face style:name="tahoma" svg:font-family="tahoma, sans-serif"/>
    <style:font-face style:name="Arial2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1" style:display-name="Heading 1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8pt" fo:language="en" fo:country="US" fo:font-weight="bold" style:font-name-asian="ヒラギノ角ゴ Pro W3" style:font-size-asian="18pt" style:font-weight-asian="bold" style:font-name-complex="Times New Roman1" style:font-size-complex="10pt"/>
    </style:style>
    <style:style style:name="Body" style:family="paragraph">
      <style:paragraph-properties fo:margin-top="0in" fo:margin-bottom="0in" fo:line-height="100%" fo:orphans="2" fo:widows="2" style:writing-mode="lr-tb"/>
      <style:text-properties fo:color="#000000" style:font-name="Helvetica" fo:font-size="12pt" fo:language="en" fo:country="US" style:font-name-asian="ヒラギノ角ゴ Pro W3" style:font-size-asian="12pt" style:font-name-complex="Times New Roman1" style:font-size-complex="10pt"/>
    </style:style>
    <style:style style:name="Normal_20__28_Web_29_" style:display-name="Normal (Web)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7-19T18:47:45.28</meta:creation-date>
    <dc:date>2015-08-22T13:39:27.95</dc:date>
    <meta:editing-duration>PT25H13M00S</meta:editing-duration>
    <meta:editing-cycles>18</meta:editing-cycles>
    <meta:generator>OpenOffice.org/3.1$Win32 OpenOffice.org_project/310m19$Build-9420</meta:generator>
    <meta:print-date>2015-08-22T13:19:58.81</meta:print-date>
    <meta:document-statistic meta:table-count="0" meta:image-count="0" meta:object-count="0" meta:page-count="3" meta:paragraph-count="35" meta:word-count="578" meta:character-count="3381"/>
  </office:meta>
</office:document-meta>
</file>